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 style:master-page-name="">
      <style:table-properties style:width="6.6806in" style:page-number="auto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Standard">
      <style:paragraph-properties fo:line-height="200%"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2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3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9" style:family="paragraph" style:parent-style-name="Text_20_body">
      <style:text-properties fo:font-size="6pt" style:font-size-asian="6pt" style:font-size-complex="6pt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Times New Roman1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/>
    </style:style>
    <style:style style:name="T29" style:family="text">
      <style:text-properties style:font-name="Times New Roman1" fo:language="en" fo:country="US" fo:font-style="normal" style:font-style-asian="normal" style:font-style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="Times New Roman" fo:font-size="12pt" style:font-size-asian="12pt" style:font-name-complex="Symbol" style:font-size-complex="12pt"/>
    </style:style>
    <style:style style:name="T32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3" style:family="text">
      <style:text-properties fo:background-color="transparent"/>
    </style:style>
    <style:style style:name="T34" style:family="text">
      <style:text-properties fo:font-size="12pt" fo:language="ru" fo:country="RU" style:font-size-asian="12pt"/>
    </style:style>
    <style:style style:name="T35" style:family="text">
      <style:text-properties fo:font-size="12pt" fo:language="en" fo:country="US" style:font-size-asian="12pt"/>
    </style:style>
    <style:style style:name="T36" style:family="text">
      <style:text-properties style:font-name-complex="Symbol"/>
    </style:style>
    <style:style style:name="T37" style:family="text">
      <style:text-properties style:text-position="super 58%"/>
    </style:style>
    <style:style style:name="T3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0" style:family="text">
      <style:text-properties style:text-underline-style="none"/>
    </style:style>
    <style:style style:name="T41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5">ПРОТОКОЛ <text:span text:style-name="T6">ПОВЕРКИ</text:span></text:p>
      <text:p text:style-name="P7"/>
      <text:p text:style-name="P6"><text:span text:style-name="T34">дозиметра рентгеновского и гамма-излучения МКС- </text:span><text:span text:style-name="T35">AT6130</text:span></text:p>
      <text:p text:style-name="P7"/>
      <text:p text:style-name="P36"><text:span text:style-name="T8">№ </text:span><text:span text:style-name="T11">$</text:span><text:span text:style-name="T4">allSerial</text:span></text:p>
      <text:p text:style-name="P37"><text:span text:style-name="T22">принадлежащего<text:tab/></text:span><text:span text:style-name="T23"><text:tab/></text:span></text:p>
      <text:p text:style-name="P32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2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2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2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2"><text:s/></text:span><text:span text:style-name="T10">$bground </text:span><text:span text:style-name="T6"><text:s/>нЗв/ч, <text:s/>согласно методике, изложенной в </text:span><text:span text:style-name="T41">МРБ МП. 1196-2013</text:span></text:p>
      <text:p text:style-name="P21"><text:span text:style-name="T6">1. </text:span>Эталонные средства измерений:</text:p>
      <text:p text:style-name="P33">- <text:span text:style-name="T1">$facility_110</text:span>;</text:p>
      <text:p text:style-name="P33">- $facility_130;</text:p>
      <text:p text:style-name="P33">- $facility_6130beta;</text:p>
      <text:p text:style-name="P22">2. Поверка блоков детектирования</text:p>
      <text:p text:style-name="P38">а)<text:tab/>Внешний осмотр и опробование БД:</text:p>
      <text:p text:style-name="P34">- документация<text:tab/></text:p>
      <text:p text:style-name="P34">- отсутствие механических повреждений<text:tab/></text:p>
      <text:p text:style-name="P35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34">- контроль работоспособности<text:tab/></text:p>
      <text:p text:style-name="P38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22">3. <text:span text:style-name="T40">Определение метрологических характеристик:</text:span></text:p>
      <text:p text:style-name="P38"><text:span text:style-name="T5">а)<text:tab/></text:span><text:span text:style-name="T13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3">а</text:span><text:span text:style-name="T5">-радиометр</text:span><text:span text:style-name="T13">а</text:span><text:span text:style-name="T5"> МКС-AT6130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5"><text:span text:style-name="T6">Д</text:span>озиметр-радиометр МКС-AT6130<text:span text:style-name="T6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1.B2" table:number-rows-spanned="3" office:value-type="string">
            <text:p text:style-name="P18">Номер источ-ника</text:p>
          </table:table-cell>
          <table:table-cell table:style-name="t1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1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1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21">H</text:span><text:span text:style-name="T14">1</text:span></text:p>
          </table:table-cell>
          <table:table-cell table:style-name="t1.D3" office:value-type="string">
            <text:p text:style-name="P23"><text:span text:style-name="T3">H</text:span><text:span text:style-name="T14">2</text:span></text:p>
          </table:table-cell>
          <table:table-cell table:style-name="t1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0,7 мкЗв/ч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1.A5" office:value-type="string">
            <text:p text:style-name="P10">7 мкЗв/ч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0 мкЗв/ч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5" office:value-type="string">
            <text:p text:style-name="P10">0.7 мЗв/ч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>
          <table:table-cell table:style-name="t1.A9" office:value-type="string">
            <text:p text:style-name="P10">7,0 мЗв/ч</text:p>
          </table:table-cell>
          <table:table-cell table:style-name="t1.B9" office:value-type="string">
            <text:p text:style-name="P11">$1-34</text:p>
          </table:table-cell>
          <table:table-cell table:style-name="t1.B9" office:value-type="string">
            <text:p text:style-name="P11">$1-44</text:p>
          </table:table-cell>
          <table:table-cell table:style-name="t1.B9" office:value-type="string">
            <text:p text:style-name="P11">$1-54</text:p>
          </table:table-cell>
          <table:table-cell table:style-name="t1.B9" office:value-type="string">
            <text:p text:style-name="P11">$1-64</text:p>
          </table:table-cell>
          <table:table-cell table:style-name="t1.B9" office:value-type="string">
            <text:p text:style-name="P11">$1-74</text:p>
          </table:table-cell>
          <table:table-cell table:style-name="t1.B9" office:value-type="string">
            <text:p text:style-name="P11">$1-84</text:p>
          </table:table-cell>
          <table:table-cell table:style-name="t1.B9" office:value-type="string">
            <text:p text:style-name="P11">$1-04</text:p>
          </table:table-cell>
          <table:table-cell table:style-name="t1.B9" office:value-type="string">
            <text:p text:style-name="P11">$1-14</text:p>
          </table:table-cell>
          <table:table-cell table:style-name="t1.B9" office:value-type="string">
            <text:p text:style-name="P11">$1-24</text:p>
          </table:table-cell>
          <table:covered-table-cell/>
        </table:table-row>
      </table:table>
      <text:p text:style-name="P39"/>
      <text:p text:style-name="P39"/>
      <text:p text:style-name="P38"><text:span text:style-name="T13">б</text:span><text:span text:style-name="T5">)<text:tab/>Проверка основной относительной погрешности измерения плотности потока бета-чаcтиц</text:span><text:span text:style-name="T13"> д</text:span><text:span text:style-name="T5">озиметр</text:span><text:span text:style-name="T13">а</text:span><text:span text:style-name="T5">-радиометр</text:span><text:span text:style-name="T13">а</text:span><text:span text:style-name="T5"> МКС-AT6130</text:span>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5"><text:span text:style-name="T6">Д</text:span>озиметр-радиометр МКС-AT6130<text:span text:style-name="T6"> </text:span>зав №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7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8"><text:s/>мин<text:span text:style-name="T37">-1</text:span>·см<text:span text:style-name="T37">-2</text:span></text:p>
          </table:table-cell>
          <table:table-cell table:style-name="b1.B2" table:number-rows-spanned="3" office:value-type="string">
            <text:p text:style-name="P29">Номер источ-ника</text:p>
          </table:table-cell>
          <table:table-cell table:style-name="b1.B2" table:number-columns-spanned="4" office:value-type="string">
            <text:p text:style-name="P26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9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29"><text:span text:style-name="T27">θ</text:span><text:span text:style-name="T17">пр</text:span><text:span text:style-name="T18">i</text:span><text:span text:style-name="T6">,</text:span> %</text:p>
          </table:table-cell>
          <table:table-cell table:style-name="b1.B2" table:number-rows-spanned="3" office:value-type="string">
            <text:p text:style-name="P31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1.I2" table:number-rows-spanned="3" office:value-type="string">
            <text:p text:style-name="P30"><text:span text:style-name="T24">Предел основной </text:span><text:span text:style-name="T6">относи-тельной</text:span> <text:span text:style-name="T1">погреш-ности</text:span>, </text:p>
            <text:p text:style-name="P30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24"><text:span text:style-name="T38"></text:span><text:span text:style-name="T14">1</text:span></text:p>
          </table:table-cell>
          <table:table-cell table:style-name="b1.C4" office:value-type="string">
            <text:p text:style-name="P23"><text:span text:style-name="T39"></text:span><text:span text:style-name="T14">2</text:span></text:p>
          </table:table-cell>
          <table:table-cell table:style-name="b1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2"><text:span text:style-name="T25">β</text:span>1-90</text:p>
          </table:table-cell>
          <table:table-cell table:style-name="b1.C3" office:value-type="string">
            <text:p text:style-name="P12"><text:span text:style-name="T25">β</text:span>1-30</text:p>
          </table:table-cell>
          <table:table-cell table:style-name="b1.C3" office:value-type="string">
            <text:p text:style-name="P14"><text:span text:style-name="T28">β</text:span>1-60</text:p>
          </table:table-cell>
          <table:table-cell table:style-name="b1.C3" office:value-type="string">
            <text:p text:style-name="P14"><text:span text:style-name="T28">β</text:span>1-70</text:p>
          </table:table-cell>
          <table:table-cell table:style-name="b1.C3" office:value-type="string">
            <text:p text:style-name="P14"><text:span text:style-name="T28">β</text:span>1-80</text:p>
          </table:table-cell>
          <table:table-cell table:style-name="b1.C3" office:value-type="string">
            <text:p text:style-name="P15"><text:span text:style-name="T25">β</text:span>1-00</text:p>
          </table:table-cell>
          <table:table-cell table:style-name="b1.C3" office:value-type="string">
            <text:p text:style-name="P14"><text:span text:style-name="T28">β</text:span>1-10</text:p>
          </table:table-cell>
          <table:table-cell table:style-name="b1.C3" office:value-type="string">
            <text:p text:style-name="P14"><text:span text:style-name="T28">β</text:span>1-20</text:p>
          </table:table-cell>
          <table:table-cell table:style-name="b1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1.A5" office:value-type="string">
            <text:p text:style-name="P12"><text:span text:style-name="T25">β</text:span>1-9<text:span text:style-name="T6">1</text:span></text:p>
          </table:table-cell>
          <table:table-cell table:style-name="b1.C3" office:value-type="string">
            <text:p text:style-name="P12"><text:span text:style-name="T25">β</text:span>1-3<text:span text:style-name="T6">1</text:span></text:p>
          </table:table-cell>
          <table:table-cell table:style-name="b1.C3" office:value-type="string">
            <text:p text:style-name="P14"><text:span text:style-name="T28">β</text:span>1-61</text:p>
          </table:table-cell>
          <table:table-cell table:style-name="b1.C3" office:value-type="string">
            <text:p text:style-name="P14"><text:span text:style-name="T28">β</text:span>1-71</text:p>
          </table:table-cell>
          <table:table-cell table:style-name="b1.C3" office:value-type="string">
            <text:p text:style-name="P14"><text:span text:style-name="T28">β</text:span>1-81</text:p>
          </table:table-cell>
          <table:table-cell table:style-name="b1.C3" office:value-type="string">
            <text:p text:style-name="P15"><text:span text:style-name="T25">β</text:span>1-01</text:p>
          </table:table-cell>
          <table:table-cell table:style-name="b1.C3" office:value-type="string">
            <text:p text:style-name="P14"><text:span text:style-name="T28">β</text:span>1-11</text:p>
          </table:table-cell>
          <table:table-cell table:style-name="b1.C3" office:value-type="string">
            <text:p text:style-name="P14"><text:span text:style-name="T28">β</text:span>1-21</text:p>
          </table:table-cell>
          <table:covered-table-cell/>
        </table:table-row>
        <table:table-row>
          <table:table-cell table:style-name="b1.A7" office:value-type="string">
            <text:p text:style-name="P12"><text:span text:style-name="T25">β</text:span>1-9<text:span text:style-name="T6">2</text:span></text:p>
          </table:table-cell>
          <table:table-cell table:style-name="b1.B7" office:value-type="string">
            <text:p text:style-name="P12"><text:span text:style-name="T25">β</text:span>1-3<text:span text:style-name="T6">2</text:span></text:p>
          </table:table-cell>
          <table:table-cell table:style-name="b1.B7" office:value-type="string">
            <text:p text:style-name="P14"><text:span text:style-name="T28">β</text:span>1-62</text:p>
          </table:table-cell>
          <table:table-cell table:style-name="b1.B7" office:value-type="string">
            <text:p text:style-name="P14"><text:span text:style-name="T28">β</text:span>1-72</text:p>
          </table:table-cell>
          <table:table-cell table:style-name="b1.B7" office:value-type="string">
            <text:p text:style-name="P14"><text:span text:style-name="T28">β</text:span>1-82</text:p>
          </table:table-cell>
          <table:table-cell table:style-name="b1.B7" office:value-type="string">
            <text:p text:style-name="P15"><text:span text:style-name="T25">β</text:span>1-02</text:p>
          </table:table-cell>
          <table:table-cell table:style-name="b1.B7" office:value-type="string">
            <text:p text:style-name="P14"><text:span text:style-name="T28">β</text:span>1-12</text:p>
          </table:table-cell>
          <table:table-cell table:style-name="b1.B7" office:value-type="string">
            <text:p text:style-name="P14"><text:span text:style-name="T28">β</text:span>1-22</text:p>
          </table:table-cell>
          <table:covered-table-cell/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9">Выводы:<text:tab/></text:p>
          </table:table-cell>
        </table:table-row>
        <table:table-row>
          <table:table-cell table:style-name="Таблица13.A1" office:value-type="string">
            <text:p text:style-name="P9"><text:tab/></text:p>
          </table:table-cell>
        </table:table-row>
        <table:table-row>
          <table:table-cell table:style-name="Таблица13.A1" office:value-type="string">
            <text:p text:style-name="P9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9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5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1:44:15.50</dc:date>
    <meta:editing-duration>P3DT4H13M16S</meta:editing-duration>
    <meta:editing-cycles>335</meta:editing-cycles>
    <meta:generator>OpenOffice/4.1.6$Win32 OpenOffice.org_project/416m1$Build-9790</meta:generator>
    <meta:document-statistic meta:table-count="3" meta:image-count="0" meta:object-count="0" meta:page-count="2" meta:paragraph-count="135" meta:word-count="329" meta:character-count="2400"/>
  </office:meta>
</office:document-meta>
</file>